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ointTest_0.test_li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ointTest_0.test_li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ointTest_0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ointTest_0.test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PointTest_0.test_key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ointTest_0.test_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